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hy" fo:country="AM"/>
    </style:style>
    <style:style style:name="T3" style:parent-style-name="DefaultParagraphFont" style:family="text">
      <style:text-properties fo:language="hy" fo:country="AM"/>
    </style:style>
    <style:style style:name="T4" style:parent-style-name="DefaultParagraphFont" style:family="text">
      <style:text-properties fo:language="hy" fo:country="AM"/>
    </style:style>
    <style:style style:name="T5" style:parent-style-name="DefaultParagraphFont" style:family="text">
      <style:text-properties fo:language="hy" fo:country="AM"/>
    </style:style>
    <style:style style:name="T6" style:parent-style-name="DefaultParagraphFont" style:family="text">
      <style:text-properties fo:language="hy" fo:country="AM"/>
    </style:style>
    <style:style style:name="T7" style:parent-style-name="DefaultParagraphFont" style:family="text">
      <style:text-properties fo:language="hy" fo:country="AM"/>
    </style:style>
    <style:style style:name="T8" style:parent-style-name="DefaultParagraphFont" style:family="text">
      <style:text-properties fo:language="hy" fo:country="AM"/>
    </style:style>
    <style:style style:name="T9" style:parent-style-name="DefaultParagraphFont" style:family="text">
      <style:text-properties fo:language="hy" fo:country="AM"/>
    </style:style>
    <style:style style:name="T10" style:parent-style-name="DefaultParagraphFont" style:family="text">
      <style:text-properties fo:language="hy" fo:country="AM"/>
    </style:style>
    <style:style style:name="T11" style:parent-style-name="DefaultParagraphFont" style:family="text">
      <style:text-properties fo:language="hy" fo:country="AM"/>
    </style:style>
    <style:style style:name="T12" style:parent-style-name="DefaultParagraphFont" style:family="text">
      <style:text-properties fo:language="hy" fo:country="AM"/>
    </style:style>
    <style:style style:name="T13" style:parent-style-name="DefaultParagraphFont" style:family="text">
      <style:text-properties fo:language="hy" fo:country="AM"/>
    </style:style>
    <style:style style:name="T14" style:parent-style-name="DefaultParagraphFont" style:family="text">
      <style:text-properties fo:language="hy" fo:country="AM"/>
    </style:style>
    <style:style style:name="P15" style:parent-style-name="Normal" style:family="paragraph">
      <style:text-properties fo:language="hy" fo:country="AM"/>
    </style:style>
    <style:style style:name="P16" style:parent-style-name="Title" style:family="paragraph">
      <style:paragraph-properties fo:text-align="center"/>
    </style:style>
    <style:style style:name="T17" style:parent-style-name="DefaultParagraphFont" style:family="text">
      <style:text-properties fo:language="hy" fo:country="AM"/>
    </style:style>
    <style:style style:name="T18" style:parent-style-name="DefaultParagraphFont" style:family="text">
      <style:text-properties fo:language="hy" fo:country="AM"/>
    </style:style>
    <style:style style:name="T19" style:parent-style-name="DefaultParagraphFont" style:family="text">
      <style:text-properties fo:language="hy" fo:country="AM"/>
    </style:style>
    <style:style style:name="T20" style:parent-style-name="DefaultParagraphFont" style:family="text">
      <style:text-properties fo:language="hy" fo:country="AM"/>
    </style:style>
    <style:style style:name="T21" style:parent-style-name="DefaultParagraphFont" style:family="text">
      <style:text-properties fo:language="hy" fo:country="AM"/>
    </style:style>
    <style:style style:name="T22" style:parent-style-name="DefaultParagraphFont" style:family="text">
      <style:text-properties fo:language="hy" fo:country="AM"/>
    </style:style>
    <style:style style:name="T23" style:parent-style-name="DefaultParagraphFont" style:family="text">
      <style:text-properties fo:language="hy" fo:country="AM"/>
    </style:style>
    <style:style style:name="T24" style:parent-style-name="DefaultParagraphFont" style:family="text">
      <style:text-properties fo:language="hy" fo:country="AM"/>
    </style:style>
    <style:style style:name="T25" style:parent-style-name="DefaultParagraphFont" style:family="text">
      <style:text-properties fo:language="hy" fo:country="AM"/>
    </style:style>
    <style:style style:name="T26" style:parent-style-name="DefaultParagraphFont" style:family="text">
      <style:text-properties fo:language="hy" fo:country="AM"/>
    </style:style>
    <style:style style:name="T27" style:parent-style-name="DefaultParagraphFont" style:family="text">
      <style:text-properties fo:language="hy" fo:country="AM"/>
    </style:style>
    <style:style style:name="P28" style:parent-style-name="Normal" style:family="paragraph">
      <style:text-properties fo:language="hy" fo:country="AM"/>
    </style:style>
    <style:style style:name="T29" style:parent-style-name="DefaultParagraphFont" style:family="text">
      <style:text-properties fo:color="#FF0000"/>
    </style:style>
    <style:style style:name="T30" style:parent-style-name="DefaultParagraphFont" style:family="text">
      <style:text-properties fo:color="#FF0000" fo:language="hy" fo:country="AM"/>
    </style:style>
    <style:style style:name="T31" style:parent-style-name="DefaultParagraphFont" style:family="text">
      <style:text-properties fo:color="#000000" fo:language="hy" fo:country="AM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 fo:language="hy" fo:country="AM"/>
    </style:style>
    <style:style style:name="T34" style:parent-style-name="DefaultParagraphFont" style:family="text">
      <style:text-properties fo:color="#000000" fo:language="hy" fo:country="AM"/>
    </style:style>
    <style:style style:name="T35" style:parent-style-name="DefaultParagraphFont" style:family="text">
      <style:text-properties fo:color="#000000"/>
    </style:style>
  </office:automatic-styles>
  <office:body>
    <office:text text:use-soft-page-breaks="true">
      <text:p text:style-name="P1">Proxy server</text:p>
      <text:p text:style-name="Normal"/>
      <text:p text:style-name="Normal"><text:span text:style-name="T2">Պռոկսի<text:s/></text:span>(Proxy)<text:s/><text:span text:style-name="T3">Սեռվերը</text:span><text:s/>դա<text:s/>Քեշ (Cache)<text:s/>սերվերա<text:s/>որը<text:s/>թույլ է<text:s/>տալիս<text:s/>ցանկացաց<text:s/>network<text:s/>քեշավորել<text:s/>մեր<text:s/>Local Server-ի<text:s/>վրա<text:s/>որից<text:s/>հետո<text:s/>կարողանում ենք<text:s/>մեր<text:s/>client-ներին<text:s/>քեշից<text:s/>օգտվել.</text:p>
      <text:p text:style-name="Normal"/>
      <text:p text:style-name="Normal">Պոոկսի սերվեր տռաֆիկը (Traffic)<text:s/><text:span text:style-name="T4">կոդավորաց/պաշտպանվաց չի․</text:span></text:p>
      <text:p text:style-name="Normal"/>
      <text:p text:style-name="Normal">Proxy Server@<text:s/><text:span text:style-name="T5">բաղկացաց է<text:s/></text:span>2<text:s/><text:span text:style-name="T6">մասից`</text:span></text:p>
      <text:p text:style-name="Normal"><text:span text:style-name="T7"><text:s/>Server-ը բաղկացաց է<text:s/></text:span>2<text:span text:style-name="T8"><text:s/>մասից՝<text:s/></text:span>Server<text:s/><text:span text:style-name="T9">և<text:s/></text:span>Client</text:p>
      <text:p text:style-name="Normal">Proxy Server<text:span text:style-name="T10">-ները աշխատում է հիմնականում<text:s/></text:span>TCP<text:s/><text:span text:style-name="T11">պռոտոկոլի</text:span><text:span text:style-name="T12">,</text:span><text:s/>3128 port-<text:span text:style-name="T13">ի տակ և 8080<text:s/></text:span>port<text:span text:style-name="T14">-ի տակ․</text:span></text:p>
      <text:p text:style-name="P15"/>
      <text:p text:style-name="P16"><text:span text:style-name="T17">Ինչ է<text:s/></text:span>VPN</text:p>
      <text:p text:style-name="Normal"/>
      <text:p text:style-name="Normal">(Virtual Private Network)</text:p>
      <text:p text:style-name="Normal">VPN<text:s/><text:span text:style-name="T18">հիմնականում օգտագորցում է տարբեր աշխատագրական տեղերում գտնվող հոստեր կամ ցանցեր, մեկ ցանց սարքելու համար։ Այսինքն մեկ ցանց ասելով հասկանում ենք որ տվյալ հոստերի կամ ցանցերի աշխատում են<text:s/></text:span>Local<text:s/><text:span text:style-name="T19">ցանցի պես․</text:span></text:p>
      <text:p text:style-name="Normal"><text:span text:style-name="T20">Օրինակ։ Կարողենք Աշխատել<text:s/></text:span>Pfile Sharing-<text:span text:style-name="T21">ի հետ և այլն։<text:s/></text:span></text:p>
      <text:p text:style-name="Normal">VPN-<text:span text:style-name="T22">ն նաև օգտագործվում է<text:s/></text:span>A-<text:span text:style-name="T23">ից<text:s/></text:span>B<text:s/><text:span text:style-name="T24">կետ գնացող տրաֆիկ կոդավորելու համար ինչ էլ թույլ չի տալիս 3-րդ անձի հասանելիություն։</text:span></text:p>
      <text:p text:style-name="Normal">VPN<text:s/><text:span text:style-name="T25">օգտագործելու ժամանակ մենք կարողենք փոխել մեր<text:s/></text:span>UTW-<text:span text:style-name="T26">ը։ ինչը մեզ թույլ է տալիս մեր իրական<text:s/></text:span>IP-<text:span text:style-name="T27">ն ցույց չտալ։</text:span></text:p>
      <text:p text:style-name="P28"/>
      <text:p text:style-name="Normal"><text:span text:style-name="T29">VPN-</text:span><text:span text:style-name="T30">ն լինում են 2 տեսակի՝ Ապառատային և ծրագրային։</text:span></text:p>
      <text:p text:style-name="Normal"><text:span text:style-name="T31">Եվ<text:s/></text:span><text:span text:style-name="T32">VPN</text:span><text:span text:style-name="T33"><text:s/>բաժանվում են տարբեր տեխնոլոգիական տիպերի։<text:s/></text:span></text:p>
      <text:p text:style-name="Normal"><text:span text:style-name="T34">Օրինակ –<text:s/></text:span><text:span text:style-name="T35">PPTP (Point to Point Tunneling Protocol)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4-05T07:27:00Z</meta:creation-date>
    <dc:date>2024-04-05T09:34:00Z</dc:date>
    <meta:template xlink:href="Normal.dotm" xlink:type="simple"/>
    <meta:editing-cycles>7</meta:editing-cycles>
    <meta:editing-duration>PT1620S</meta:editing-duration>
    <meta:document-statistic meta:page-count="1" meta:paragraph-count="2" meta:word-count="162" meta:character-count="1087" meta:row-count="7" meta:non-whitespace-character-count="927"/>
  </office:meta>
</office:document-meta>
</file>